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Stage</text:p>
          </table:table-cell>
          <table:table-cell/>
          <table:table-cell table:formula="of:=0" office:value-type="float" office:value="0">
            <text:p>0</text:p>
          </table:table-cell>
          <table:table-cell table:formula="of:=[.C1]+1" office:value-type="float" office:value="1">
            <text:p>1</text:p>
          </table:table-cell>
          <table:table-cell table:formula="of:=[.D1]+1" office:value-type="float" office:value="2">
            <text:p>2</text:p>
          </table:table-cell>
          <table:table-cell table:formula="of:=[.E1]+1" office:value-type="float" office:value="3">
            <text:p>3</text:p>
          </table:table-cell>
          <table:table-cell table:formula="of:=[.F1]+1" office:value-type="float" office:value="4">
            <text:p>4</text:p>
          </table:table-cell>
          <table:table-cell table:formula="of:=[.G1]+1"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Entry</text:p>
          </table:table-cell>
          <table:table-cell table:number-columns-repeated="6"/>
          <table:table-cell office:value-type="string">
            <text:p>Exit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A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ost1</text:p>
          </table:table-cell>
          <table:table-cell/>
          <table:table-cell table:style-name="ce1" table:formula="of:=[.B3]+[.C3]" office:value-type="float" office:value="9">
            <text:p>9</text:p>
          </table:table-cell>
          <table:table-cell table:formula="of:=MIN([.C8]+[.D3]; [.C9]+[.D4]+[.D3])" office:value-type="float" office:value="18">
            <text:p>18</text:p>
          </table:table-cell>
          <table:table-cell table:style-name="ce1" table:formula="of:=MIN([.D8]+[.E3]; [.D9]+[.E4]+[.E3])" office:value-type="float" office:value="20">
            <text:p>20</text:p>
          </table:table-cell>
          <table:table-cell table:formula="of:=MIN([.E8]+[.F3]; [.E9]+[.F4]+[.F3])" office:value-type="float" office:value="24">
            <text:p>24</text:p>
          </table:table-cell>
          <table:table-cell table:formula="of:=MIN([.F8]+[.G3]; [.F9]+[.G4]+[.G3])" office:value-type="float" office:value="32">
            <text:p>32</text:p>
          </table:table-cell>
          <table:table-cell table:style-name="ce1" table:formula="of:=MIN([.G8]+[.H3]; [.G9]+[.H4]+[.H3])" office:value-type="float" office:value="35">
            <text:p>35</text:p>
          </table:table-cell>
          <table:table-cell table:style-name="ce1" table:formula="of:=MIN([.H8]+[.I3];[.H9]+[.I6])" office:value-type="float" office:value="38">
            <text:p>38</text:p>
          </table:table-cell>
        </table:table-row>
        <table:table-row table:style-name="ro1">
          <table:table-cell office:value-type="string">
            <text:p>Cost2</text:p>
          </table:table-cell>
          <table:table-cell/>
          <table:table-cell table:formula="of:=[.B6]+[.C6]" office:value-type="float" office:value="12">
            <text:p>12</text:p>
          </table:table-cell>
          <table:table-cell table:style-name="ce1" table:formula="of:=MIN([.C9]+[.D6]; [.C8]+[.D5]+[.D6])" office:value-type="float" office:value="16">
            <text:p>16</text:p>
          </table:table-cell>
          <table:table-cell table:formula="of:=MIN([.D9]+[.E6]; [.D8]+[.E5]+[.E6])" office:value-type="float" office:value="22">
            <text:p>22</text:p>
          </table:table-cell>
          <table:table-cell table:style-name="ce1" table:formula="of:=MIN([.E9]+[.F6]; [.E8]+[.F5]+[.F6])" office:value-type="float" office:value="25">
            <text:p>25</text:p>
          </table:table-cell>
          <table:table-cell table:style-name="ce1" table:formula="of:=MIN([.F9]+[.G6]; [.F8]+[.G5]+[.G6])" office:value-type="float" office:value="30">
            <text:p>30</text:p>
          </table:table-cell>
          <table:table-cell table:formula="of:=MIN([.G9]+[.H6]; [.G8]+[.H5]+[.H6])" office:value-type="float" office:value="37">
            <text:p>37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Path1</text:p>
          </table:table-cell>
          <table:table-cell table:number-columns-repeated="2"/>
          <table:table-cell table:formula="of:=IF([.C8] &lt; [.C9]+[.D4]; 1; 2)" office:value-type="float" office:value="1">
            <text:p>1</text:p>
          </table:table-cell>
          <table:table-cell table:style-name="ce1" table:formula="of:=IF([.D8] &lt; [.D9]+[.E4]; 1; 2)" office:value-type="float" office:value="2">
            <text:p>2</text:p>
          </table:table-cell>
          <table:table-cell table:formula="of:=IF([.E8] &lt; [.E9]+[.F4]; 1; 2)" office:value-type="float" office:value="1">
            <text:p>1</text:p>
          </table:table-cell>
          <table:table-cell table:formula="of:=IF([.F8] &lt; [.F9]+[.G4]; 1; 2)" office:value-type="float" office:value="1">
            <text:p>1</text:p>
          </table:table-cell>
          <table:table-cell table:style-name="ce1" table:formula="of:=IF([.G8] &lt; [.G9]+[.H4]; 1; 2)" office:value-type="float" office:value="2">
            <text:p>2</text:p>
          </table:table-cell>
          <table:table-cell table:style-name="ce1" table:formula="of:=IF([.H8]+[.I3] &lt; [.H9]+[.I6];1;2)" office:value-type="float" office:value="1">
            <text:p>1</text:p>
          </table:table-cell>
        </table:table-row>
        <table:table-row table:style-name="ro1">
          <table:table-cell office:value-type="string">
            <text:p>Path2</text:p>
          </table:table-cell>
          <table:table-cell table:number-columns-repeated="2"/>
          <table:table-cell table:style-name="ce1" table:formula="of:=IF([.C9] &lt; [.C8]+[.D5]; 2; 1)" office:value-type="float" office:value="1">
            <text:p>1</text:p>
          </table:table-cell>
          <table:table-cell table:formula="of:=IF([.D9] &lt; [.D8]+[.E5]; 2; 1)" office:value-type="float" office:value="2">
            <text:p>2</text:p>
          </table:table-cell>
          <table:table-cell table:style-name="ce1" table:formula="of:=IF([.E9] &lt; [.E8]+[.F5]; 2; 1)" office:value-type="float" office:value="1">
            <text:p>1</text:p>
          </table:table-cell>
          <table:table-cell table:style-name="ce1" table:formula="of:=IF([.F9] &lt; [.F8]+[.G5]; 2; 1)" office:value-type="float" office:value="2">
            <text:p>2</text:p>
          </table:table-cell>
          <table:table-cell table:formula="of:=IF([.G9] &lt; [.G8]+[.H5]; 2; 1)" office:value-type="float" office:value="2">
            <text:p>2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A</text:p>
          </table:table-cell>
          <table:table-cell/>
          <table:table-cell table:formula="of:=[.C3]" office:value-type="float" office:value="7">
            <text:p>7</text:p>
          </table:table-cell>
          <table:table-cell table:formula="of:=[.C15] &amp; &quot;, &quot; &amp; [.D3]" office:value-type="string" office:string-value="7, 9">
            <text:p>7, 9</text:p>
          </table:table-cell>
          <table:table-cell table:formula="of:=[.D15] &amp; &quot;, &quot; &amp; [.E3]" office:value-type="string" office:string-value="7, 9, 3">
            <text:p>7, 9, 3</text:p>
          </table:table-cell>
          <table:table-cell table:formula="of:=[.E15] &amp; &quot;, &quot; &amp; [.F3]" office:value-type="string" office:string-value="7, 9, 3, 4">
            <text:p>7, 9, 3, 4</text:p>
          </table:table-cell>
          <table:table-cell table:formula="of:=[.F15] &amp; &quot;, &quot; &amp; [.G3]" office:value-type="string" office:string-value="7, 9, 3, 4, 8">
            <text:p>7, 9, 3, 4, 8</text:p>
          </table:table-cell>
          <table:table-cell table:formula="of:=[.G15] &amp; &quot;, &quot; &amp; [.H3]" office:value-type="string" office:string-value="7, 9, 3, 4, 8, 4">
            <text:p>7, 9, 3, 4, 8, 4</text:p>
          </table:table-cell>
          <table:table-cell table:formula="of:=&quot;{ &quot; &amp; [.H15] &amp; &quot; },&quot;" office:value-type="string" office:string-value="{ 7, 9, 3, 4, 8, 4 },">
            <text:p>{ 7, 9, 3, 4, 8, 4 },</text:p>
          </table:table-cell>
        </table:table-row>
        <table:table-row table:style-name="ro1">
          <table:table-cell table:number-columns-repeated="2"/>
          <table:table-cell table:formula="of:=[.C6]" office:value-type="float" office:value="8">
            <text:p>8</text:p>
          </table:table-cell>
          <table:table-cell table:formula="of:=[.C16] &amp; &quot;, &quot; &amp; [.D6]" office:value-type="string" office:string-value="8, 5">
            <text:p>8, 5</text:p>
          </table:table-cell>
          <table:table-cell table:formula="of:=[.D16] &amp; &quot;, &quot; &amp; [.E6]" office:value-type="string" office:string-value="8, 5, 6">
            <text:p>8, 5, 6</text:p>
          </table:table-cell>
          <table:table-cell table:formula="of:=[.E16] &amp; &quot;, &quot; &amp; [.F6]" office:value-type="string" office:string-value="8, 5, 6, 4">
            <text:p>8, 5, 6, 4</text:p>
          </table:table-cell>
          <table:table-cell table:formula="of:=[.F16] &amp; &quot;, &quot; &amp; [.G6]" office:value-type="string" office:string-value="8, 5, 6, 4, 5">
            <text:p>8, 5, 6, 4, 5</text:p>
          </table:table-cell>
          <table:table-cell table:formula="of:=[.G16] &amp; &quot;, &quot; &amp; [.H6]" office:value-type="string" office:string-value="8, 5, 6, 4, 5, 7">
            <text:p>8, 5, 6, 4, 5, 7</text:p>
          </table:table-cell>
          <table:table-cell table:formula="of:=&quot;{ &quot; &amp; [.H16] &amp; &quot; },&quot;" office:value-type="string" office:string-value="{ 8, 5, 6, 4, 5, 7 },">
            <text:p>{ 8, 5, 6, 4, 5, 7 },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T</text:p>
          </table:table-cell>
          <table:table-cell/>
          <table:table-cell table:formula="of:=[.D4]" office:value-type="float" office:value="2">
            <text:p>2</text:p>
          </table:table-cell>
          <table:table-cell table:formula="of:=[.C18] &amp; &quot;, &quot; &amp; [.E4]" office:value-type="string" office:string-value="2, 1">
            <text:p>2, 1</text:p>
          </table:table-cell>
          <table:table-cell table:formula="of:=[.D18] &amp; &quot;, &quot; &amp; [.F4]" office:value-type="string" office:string-value="2, 1, 2">
            <text:p>2, 1, 2</text:p>
          </table:table-cell>
          <table:table-cell table:formula="of:=[.E18] &amp; &quot;, &quot; &amp; [.G4]" office:value-type="string" office:string-value="2, 1, 2, 2">
            <text:p>2, 1, 2, 2</text:p>
          </table:table-cell>
          <table:table-cell table:formula="of:=[.F18] &amp; &quot;, &quot; &amp; [.H4]" office:value-type="string" office:string-value="2, 1, 2, 2, 1">
            <text:p>2, 1, 2, 2, 1</text:p>
          </table:table-cell>
          <table:table-cell table:formula="of:=&quot;{ &quot; &amp; [.G18] &amp; &quot; },&quot;" office:value-type="string" office:string-value="{ 2, 1, 2, 2, 1 },">
            <text:p>{ 2, 1, 2, 2, 1 },</text:p>
          </table:table-cell>
          <table:table-cell/>
        </table:table-row>
        <table:table-row table:style-name="ro1">
          <table:table-cell table:number-columns-repeated="2"/>
          <table:table-cell table:formula="of:=[.D5]" office:value-type="float" office:value="2">
            <text:p>2</text:p>
          </table:table-cell>
          <table:table-cell table:formula="of:=[.C19] &amp; &quot;, &quot; &amp; [.E5]" office:value-type="string" office:string-value="2, 3">
            <text:p>2, 3</text:p>
          </table:table-cell>
          <table:table-cell table:formula="of:=[.D19] &amp; &quot;, &quot; &amp; [.F5]" office:value-type="string" office:string-value="2, 3, 1">
            <text:p>2, 3, 1</text:p>
          </table:table-cell>
          <table:table-cell table:formula="of:=[.E19] &amp; &quot;, &quot; &amp; [.G5]" office:value-type="string" office:string-value="2, 3, 1, 3">
            <text:p>2, 3, 1, 3</text:p>
          </table:table-cell>
          <table:table-cell table:formula="of:=[.F19] &amp; &quot;, &quot; &amp; [.H5]" office:value-type="string" office:string-value="2, 3, 1, 3, 4">
            <text:p>2, 3, 1, 3, 4</text:p>
          </table:table-cell>
          <table:table-cell table:formula="of:=&quot;{ &quot; &amp; [.G19] &amp; &quot; },&quot;" office:value-type="string" office:string-value="{ 2, 3, 1, 3, 4 },">
            <text:p>{ 2, 3, 1, 3, 4 },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0">09/20/2018</text:date>, <text:time>08:2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8:09:42.48</meta:creation-date>
    <meta:editing-duration>P4DT9H27M46S</meta:editing-duration>
    <meta:editing-cycles>7</meta:editing-cycles>
    <meta:generator>OpenOffice/4.1.3$Win32 OpenOffice.org_project/413m1$Build-9783</meta:generator>
    <dc:date>2018-09-20T08:27:12.68</dc:date>
    <meta:document-statistic meta:table-count="3" meta:cell-count="95" meta:object-count="0"/>
  </office:meta>
</office:document-meta>
</file>